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4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8.23mm" svg:height="88.45mm" svg:x="103.45mm" svg:y="13.56mm">
            <loext:p draw:notify-on-update-of-ranges="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ource classes</text:p>
          </table:table-cell>
          <table:table-cell office:value-type="string" calcext:value-type="string">
            <text:p>Target clas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nt 1</text:p>
          </table:table-cell>
          <table:table-cell office:value-type="float" office:value="0.07" calcext:value-type="float">
            <text:p>0.07</text:p>
          </table:table-cell>
          <table:table-cell office:value-type="float" office:value="0.2477" calcext:value-type="float">
            <text:p>0.2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nt 2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08248" calcext:value-type="float">
            <text:p>0.08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nt 3</text:p>
          </table:table-cell>
          <table:table-cell office:value-type="float" office:value="0.5242" calcext:value-type="float">
            <text:p>0.5242</text:p>
          </table:table-cell>
          <table:table-cell office:value-type="float" office:value="0.08679" calcext:value-type="float">
            <text:p>0.086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nt 4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04717" calcext:value-type="float">
            <text:p>0.04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nt 5</text:p>
          </table:table-cell>
          <table:table-cell office:value-type="float" office:value="0.724" calcext:value-type="float">
            <text:p>0.724</text:p>
          </table:table-cell>
          <table:table-cell office:value-type="float" office:value="0.01314" calcext:value-type="float">
            <text:p>0.01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nt 6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07763" calcext:value-type="float">
            <text:p>0.07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nt 7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2361" calcext:value-type="float">
            <text:p>0.236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20:32:42.108606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0:32:49.170839518</meta:creation-date>
    <meta:editing-duration>PT32S</meta:editing-duration>
    <meta:editing-cycles>2</meta:editing-cycles>
    <meta:generator>LibreOffice/5.1.6.2$Linux_X86_64 LibreOffice_project/10m0$Build-2</meta:generator>
    <dc:date>2018-10-17T20:33:14.305521148</dc:date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24cm" svg:height="8.846cm" xlink:href=".." xlink:type="simple" chart:class="chart:bar" chart:style-name="ch1">
        <chart:legend svg:x="14.897cm" svg:y="3.875cm" style:legend-expansion="custom" chartooo:width="2.926cm" chartooo:height="1.096cm" style:legend-expansion-aspect-ratio="2.66970802919708" chart:style-name="ch2"/>
        <chart:plot-area chart:style-name="ch3" table:cell-range-address="Sheet1.A2:Sheet1.C8 Sheet1.B1:Sheet1.C1" chart:data-source-has-labels="both" svg:x="1.364cm" svg:y="0.174cm" svg:width="13.316cm" svg:height="8.383cm">
          <chartooo:coordinate-region svg:x="2.091cm" svg:y="0.374cm" svg:width="12.589cm" svg:height="7.536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title svg:x="0.448cm" svg:y="6.076cm" chart:style-name="ch6">
              <text:p>Classification accuracy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bar">
            <chart:data-point chart:repeated="7"/>
          </chart:series>
          <chart:series chart:style-name="ch9" chart:values-cell-range-address="Sheet1.C2:Sheet1.C8" chart:label-cell-address="Sheet1.C1:Sheet1.C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ce classes</text:p>
                <draw:g>
                  <svg:desc>Sheet1.B1:Sheet1.B1</svg:desc>
                </draw:g>
              </table:table-cell>
              <table:table-cell office:value-type="string">
                <text:p>Target class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riant 1</text:p>
                <draw:g>
                  <svg:desc>Sheet1.A2:Sheet1.A8</svg:desc>
                </draw:g>
              </table:table-cell>
              <table:table-cell office:value-type="float" office:value="0.07">
                <text:p>0.07</text:p>
                <draw:g>
                  <svg:desc>Sheet1.B2:Sheet1.B8</svg:desc>
                </draw:g>
              </table:table-cell>
              <table:table-cell office:value-type="float" office:value="0.2477">
                <text:p>0.2477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Variant 2</text:p>
              </table:table-cell>
              <table:table-cell office:value-type="float" office:value="0.5407">
                <text:p>0.5407</text:p>
              </table:table-cell>
              <table:table-cell office:value-type="float" office:value="0.08248">
                <text:p>0.08248</text:p>
              </table:table-cell>
            </table:table-row>
            <table:table-row>
              <table:table-cell office:value-type="string">
                <text:p>Variant 3</text:p>
              </table:table-cell>
              <table:table-cell office:value-type="float" office:value="0.5242">
                <text:p>0.5242</text:p>
              </table:table-cell>
              <table:table-cell office:value-type="float" office:value="0.08679">
                <text:p>0.08679</text:p>
              </table:table-cell>
            </table:table-row>
            <table:table-row>
              <table:table-cell office:value-type="string">
                <text:p>Variant 4</text:p>
              </table:table-cell>
              <table:table-cell office:value-type="float" office:value="0.5923">
                <text:p>0.5923</text:p>
              </table:table-cell>
              <table:table-cell office:value-type="float" office:value="0.04717">
                <text:p>0.04717</text:p>
              </table:table-cell>
            </table:table-row>
            <table:table-row>
              <table:table-cell office:value-type="string">
                <text:p>Variant 5</text:p>
              </table:table-cell>
              <table:table-cell office:value-type="float" office:value="0.724">
                <text:p>0.724</text:p>
              </table:table-cell>
              <table:table-cell office:value-type="float" office:value="0.01314">
                <text:p>0.01314</text:p>
              </table:table-cell>
            </table:table-row>
            <table:table-row>
              <table:table-cell office:value-type="string">
                <text:p>Variant 6</text:p>
              </table:table-cell>
              <table:table-cell office:value-type="float" office:value="0.4357">
                <text:p>0.4357</text:p>
              </table:table-cell>
              <table:table-cell office:value-type="float" office:value="0.07763">
                <text:p>0.07763</text:p>
              </table:table-cell>
            </table:table-row>
            <table:table-row>
              <table:table-cell office:value-type="string">
                <text:p>Variant 7</text:p>
              </table:table-cell>
              <table:table-cell office:value-type="float" office:value="0.0651">
                <text:p>0.0651</text:p>
              </table:table-cell>
              <table:table-cell office:value-type="float" office:value="0.2361">
                <text:p>0.2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